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190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arts List – Z80 Single Board Computer</text:p>
          </table:table-cell>
          <table:covered-table-cell table:number-columns-repeated="2" table:style-name="ce9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Pins</text:p>
          </table:table-cell>
          <table:table-cell table:style-name="ce1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stal, 7.3728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ock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Quad OR gate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C64</text:p>
          </table:table-cell>
          <table:table-cell office:value-type="string" calcext:value-type="string">
            <text:p>8K EPROM or EEPR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2764, 2864, or 28C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HCT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32K Static R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ed not crit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B50</text:p>
          </table:table-cell>
          <table:table-cell office:value-type="string" calcext:value-type="string">
            <text:p>A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“B” 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Mhz clock speed or hig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, momentary, SP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 s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330R</text:p>
          </table:table-cell>
          <table:table-cell office:value-type="string" calcext:value-type="string">
            <text:p>For power LED (adjust value for desired brightnes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R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K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x18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2 header + 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power jum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 USB to serial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,C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22pF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C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8" office:value-type="string" calcext:value-type="string">
            <text:p>Capacitor, Electrolytic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10V or hig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-C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Bypass caps, 1 per 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TDI modu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to serial module. e.g. FTDI Friend</text:p>
          </table:table-cell>
          <table:table-cell table:number-columns-repeated="1017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 need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3:04:34.825528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43:08.559731051</meta:creation-date>
    <dc:date>2021-06-13T13:11:16.449618129</dc:date>
    <meta:editing-duration>PT1H39M54S</meta:editing-duration>
    <meta:editing-cycles>53</meta:editing-cycles>
    <meta:generator>LibreOffice/6.1.5.2$Linux_ARM_EABI LibreOffice_project/10$Build-2</meta:generator>
    <meta:print-date>2018-12-25T11:19:53.866963649</meta:print-date>
    <meta:document-statistic meta:table-count="1" meta:cell-count="160" meta:object-count="0"/>
  </office:meta>
</office:document-meta>
</file>